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David Libre" svg:font-family="'David Libre'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3722be"/>
    </style:style>
    <style:style style:name="P4" style:family="paragraph" style:parent-style-name="Heading_20_2">
      <style:text-properties officeooo:rsid="05735d0c" officeooo:paragraph-rsid="06498209"/>
    </style:style>
    <style:style style:name="P5" style:family="paragraph" style:parent-style-name="Text_20_body">
      <style:paragraph-properties fo:line-height="100%"/>
      <style:text-properties officeooo:rsid="04af6545" officeooo:paragraph-rsid="05da9cad"/>
    </style:style>
    <style:style style:name="P6" style:family="paragraph" style:parent-style-name="Text_20_body">
      <style:text-properties officeooo:rsid="061f449d" officeooo:paragraph-rsid="063722be"/>
    </style:style>
    <style:style style:name="P7" style:family="paragraph" style:parent-style-name="Text_20_body">
      <style:text-properties officeooo:rsid="0643f654" officeooo:paragraph-rsid="064764b7"/>
    </style:style>
    <style:style style:name="P8" style:family="paragraph" style:parent-style-name="Text_20_body">
      <style:text-properties officeooo:rsid="06498209" officeooo:paragraph-rsid="06498209"/>
    </style:style>
    <style:style style:name="P9" style:family="paragraph" style:parent-style-name="Heading_20_1">
      <style:paragraph-properties fo:line-height="100%"/>
      <style:text-properties officeooo:rsid="05226f8d" officeooo:paragraph-rsid="04af6545"/>
    </style:style>
    <style:style style:name="P10" style:family="paragraph" style:parent-style-name="Heading_20_2">
      <style:paragraph-properties fo:text-align="end" style:justify-single-word="false" style:writing-mode="rl-tb"/>
      <style:text-properties fo:font-style="normal" officeooo:rsid="05edf9e3" officeooo:paragraph-rsid="064d1d36" style:font-style-asian="normal" style:font-style-complex="normal"/>
    </style:style>
    <style:style style:name="P11" style:family="paragraph" style:parent-style-name="Heading_20_2">
      <style:text-properties officeooo:rsid="062227d4" officeooo:paragraph-rsid="065192a1"/>
    </style:style>
    <style:style style:name="P12" style:family="paragraph" style:parent-style-name="Heading_20_2">
      <style:text-properties officeooo:paragraph-rsid="066a6ba7"/>
    </style:style>
    <style:style style:name="P13" style:family="paragraph" style:parent-style-name="Heading_20_2">
      <style:text-properties officeooo:rsid="064764b7" officeooo:paragraph-rsid="063bad15" style:font-name-complex="David Libre"/>
    </style:style>
    <style:style style:name="P14" style:family="paragraph" style:parent-style-name="Text_20_body">
      <style:paragraph-properties fo:text-align="start" style:justify-single-word="false" style:writing-mode="lr-tb"/>
      <style:text-properties fo:font-style="italic" officeooo:rsid="05edf9e3" officeooo:paragraph-rsid="066a6ba7" style:font-style-asian="italic" style:font-style-complex="italic"/>
    </style:style>
    <style:style style:name="P15" style:family="paragraph" style:parent-style-name="Text_20_body">
      <style:text-properties officeooo:rsid="061f449d" officeooo:paragraph-rsid="0656cf9e"/>
    </style:style>
    <style:style style:name="P16" style:family="paragraph" style:parent-style-name="Text_20_body">
      <style:paragraph-properties fo:line-height="100%"/>
      <style:text-properties officeooo:rsid="0625c719" officeooo:paragraph-rsid="065192a1"/>
    </style:style>
    <style:style style:name="P17" style:family="paragraph" style:parent-style-name="Text_20_body">
      <style:text-properties officeooo:rsid="0625c719" officeooo:paragraph-rsid="065192a1"/>
    </style:style>
    <style:style style:name="P18" style:family="paragraph" style:parent-style-name="Text_20_body">
      <style:text-properties officeooo:paragraph-rsid="065192a1"/>
    </style:style>
    <style:style style:name="P19" style:family="paragraph" style:parent-style-name="Text_20_body">
      <style:text-properties fo:language="en" fo:country="US" officeooo:rsid="065192a1" officeooo:paragraph-rsid="065192a1"/>
    </style:style>
    <style:style style:name="P20" style:family="paragraph" style:parent-style-name="Text_20_body">
      <style:text-properties officeooo:rsid="065192a1" officeooo:paragraph-rsid="065192a1"/>
    </style:style>
    <style:style style:name="P21" style:family="paragraph" style:parent-style-name="Text_20_body">
      <style:text-properties officeooo:rsid="0653885f" officeooo:paragraph-rsid="0653885f"/>
    </style:style>
    <style:style style:name="P22" style:family="paragraph" style:parent-style-name="Text_20_body" style:list-style-name="L1">
      <style:text-properties officeooo:paragraph-rsid="0656cf9e"/>
    </style:style>
    <style:style style:name="P23" style:family="paragraph" style:parent-style-name="Text_20_body">
      <style:text-properties officeooo:rsid="064d1d36" officeooo:paragraph-rsid="06637919"/>
    </style:style>
    <style:style style:name="P24" style:family="paragraph" style:parent-style-name="Text_20_body">
      <style:paragraph-properties fo:line-height="100%"/>
      <style:text-properties officeooo:rsid="04af6545" officeooo:paragraph-rsid="05da9cad"/>
    </style:style>
    <style:style style:name="P25" style:family="paragraph" style:parent-style-name="Text_20_body">
      <style:text-properties officeooo:rsid="0643287e" officeooo:paragraph-rsid="0661459f"/>
    </style:style>
    <style:style style:name="P26" style:family="paragraph" style:parent-style-name="Text_20_body">
      <style:text-properties officeooo:rsid="06637919" officeooo:paragraph-rsid="06637919"/>
    </style:style>
    <style:style style:name="P27" style:family="paragraph" style:parent-style-name="Text_20_body">
      <style:text-properties officeooo:paragraph-rsid="0657ab40"/>
    </style:style>
    <style:style style:name="P28" style:family="paragraph" style:parent-style-name="Text_20_body">
      <style:text-properties officeooo:paragraph-rsid="0666e20c"/>
    </style:style>
    <style:style style:name="P29" style:family="paragraph" style:parent-style-name="Text_20_body">
      <style:text-properties officeooo:rsid="06694ff2" officeooo:paragraph-rsid="06694ff2"/>
    </style:style>
    <style:style style:name="P30" style:family="paragraph" style:parent-style-name="Text_20_body">
      <style:text-properties officeooo:rsid="064764b7" officeooo:paragraph-rsid="064764b7"/>
    </style:style>
    <style:style style:name="P31" style:family="paragraph" style:parent-style-name="Text_20_body">
      <style:text-properties officeooo:rsid="06498209" officeooo:paragraph-rsid="06498209"/>
    </style:style>
    <style:style style:name="P32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66a6ba7" style:font-name-complex="David CLM1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paragraph-rsid="066a6ba7" style:font-size-asian="12pt" style:language-asian="en" style:country-asian="US" style:font-name-complex="David CLM1" style:font-size-complex="12pt" style:language-complex="he" style:country-complex="I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officeooo:paragraph-rsid="066a6ba7" style:font-name-complex="David CLM1"/>
    </style:style>
    <style:style style:name="P35" style:family="paragraph" style:parent-style-name="Text_20_body" style:list-style-name="L2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officeooo:paragraph-rsid="066a6ba7" style:font-name-complex="David CLM1"/>
    </style:style>
    <style:style style:name="P36" style:family="paragraph" style:parent-style-name="Text_20_body" style:list-style-name="L4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officeooo:paragraph-rsid="066a6ba7" style:font-name-complex="David CLM1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5735d0c" officeooo:paragraph-rsid="066a6ba7" style:font-name-complex="David Libr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5ff79ad"/>
    </style:style>
    <style:style style:name="T3" style:family="text">
      <style:text-properties officeooo:rsid="063881e4"/>
    </style:style>
    <style:style style:name="T4" style:family="text">
      <style:text-properties officeooo:rsid="063bad15"/>
    </style:style>
    <style:style style:name="T5" style:family="text">
      <style:text-properties officeooo:rsid="0643f654"/>
    </style:style>
    <style:style style:name="T6" style:family="text">
      <style:text-properties officeooo:rsid="064764b7"/>
    </style:style>
    <style:style style:name="T7" style:family="text">
      <style:text-properties officeooo:rsid="06498209"/>
    </style:style>
    <style:style style:name="T8" style:family="text">
      <style:text-properties officeooo:rsid="065192a1"/>
    </style:style>
    <style:style style:name="T9" style:family="text">
      <style:text-properties officeooo:rsid="0625c719"/>
    </style:style>
    <style:style style:name="T10" style:family="text">
      <style:text-properties officeooo:rsid="065537a4"/>
    </style:style>
    <style:style style:name="T11" style:family="text">
      <style:text-properties officeooo:rsid="0657ab40"/>
    </style:style>
    <style:style style:name="T12" style:family="text">
      <style:text-properties fo:language="en" fo:country="US" officeooo:rsid="065dc82a"/>
    </style:style>
    <style:style style:name="T13" style:family="text">
      <style:text-properties fo:language="en" fo:country="US" officeooo:rsid="0657ab40"/>
    </style:style>
    <style:style style:name="T14" style:family="text">
      <style:text-properties fo:language="en" fo:country="US" officeooo:rsid="066a6ba7"/>
    </style:style>
    <style:style style:name="T15" style:family="text">
      <style:text-properties officeooo:rsid="0658fae3"/>
    </style:style>
    <style:style style:name="T16" style:family="text">
      <style:text-properties officeooo:rsid="065f82b9"/>
    </style:style>
    <style:style style:name="T17" style:family="text">
      <style:text-properties officeooo:rsid="0660a1b8"/>
    </style:style>
    <style:style style:name="T18" style:family="text">
      <style:text-properties officeooo:rsid="0663eedd"/>
    </style:style>
    <style:style style:name="T19" style:family="text">
      <style:text-properties officeooo:rsid="0666755f"/>
    </style:style>
    <style:style style:name="T20" style:family="text">
      <style:text-properties officeooo:rsid="0667b834"/>
    </style:style>
    <style:style style:name="T21" style:family="text">
      <style:text-properties fo:color="#00000a" style:font-name="Courier New" fo:font-size="12pt" fo:language="en" fo:country="US" style:font-size-asian="12pt" style:language-asian="en" style:country-asian="US" style:font-name-complex="Times New Roman (Hebrew)" style:font-size-complex="12pt" style:language-complex="he" style:country-complex="IL"/>
    </style:style>
    <style:style style:name="T22" style:family="text">
      <style:text-properties fo:color="#00000a" style:font-name="Courier New"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T23" style:family="text">
      <style:text-properties fo:color="#00000a" style:font-name="Courier New" fo:font-size="12pt" fo:language="en" fo:country="US" style:font-size-asian="12pt" style:language-asian="en" style:country-asian="US" style:font-size-complex="12pt" style:language-complex="he" style:country-complex="I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מטלה - חלוקת שכר-<text:span text:style-name="T2">דירה</text:span></text:h>
      <text:p text:style-name="P5">יש לענות על שאלה אחת לבחירתכם. <text:span text:style-name="T15">שאלות המסומנות בכוכבית (*) מזכות בניקוד כפול.</text:span></text:p>
      <text:p text:style-name="P5"/>
      <text:p text:style-name="P11"><text:span text:style-name="T8">שאלה 1. </text:span>חלוקת שכר-דירה <text:span text:style-name="T8">בעזרת אתר</text:span> <text:span text:style-name="T8">ספלידיט</text:span></text:p>
      <text:p text:style-name="P19">באתר ספלידיט ישנה אפשרות לחלק שכר-דירה במודל הקרדינלי: <text:a xlink:type="simple" xlink:href="http://www.spliddit.org/apps/rent" text:style-name="Internet_20_link" text:visited-style-name="Visited_20_Internet_20_Link">http://www.spliddit.org/apps/rent</text:a> </text:p>
      <text:p text:style-name="P20">בעזרת האתר, מיצאו בעיית חלוקת שכר דירה לשלושה דיירים, שבה:</text:p>
      <text:p text:style-name="P18"><text:span text:style-name="T9">א. כל השותפים משלמים בדיוק שליש משכר-הדירה;</text:span></text:p>
      <text:p text:style-name="P17">ב. שותף אחד משלם אפס, ושני השותפים האחרים משלמים בדיוק חצי משכר-הדירה;</text:p>
      <text:p text:style-name="P17">ג. שני שותפים משלמים אפס, והשותף השלישי משלם את כל שכר-הדירה.</text:p>
      <text:p text:style-name="P29">ד [רשות]. אחד השותפים משלם מחיר שלילי.</text:p>
      <text:p text:style-name="P21">בכל אחד מהמקרים, הסבירו <text:span text:style-name="T10">מדוע החלוקה המתקבלת היא הוגנת בהתאם למודל הקוואזי-ליניארי.</text:span> </text:p>
      <text:p text:style-name="P16"/>
      <text:p text:style-name="P3">שאלה <text:span text:style-name="T4">2: בעיית חלוקת השאלות</text:span></text:p>
      <text:p text:style-name="P6">שלושה סטודנטים פותרים ביחד מטלה עם 12 שאלות. כל השאלות חובה. הם מחליטים שכל אחד יפתור 4 שאלות בדיוק. <text:span text:style-name="T3">לכל סטודנט דרושה רמת-מאמץ מסויימת (שונה) כדי לפתור כל אחת מהשאלות.</text:span></text:p>
      <text:p text:style-name="P15"><text:span text:style-name="T11">א. </text:span>תארו אלגוריתם המוצא חלוקת שאלות <text:span text:style-name="T3">לסטודנטים, שבה סכום רמות-המאמץ של כל הסטודנטים הוא הקטן ביותר.</text:span></text:p>
      <text:list xml:id="list1025810102" text:style-name="L1">
        <text:list-item>
          <text:p text:style-name="P22"><text:span text:style-name="T3">הקלט לאלגוריתם הוא מטריצה עם 3 שורות (שורה לכל סטודנט) ו-12 עמודות (עמודה לכל שאלה); כל תא מתאר את רמת-המאמץ של הסטודנט בשורה עבור השאלה בעמודה.</text:span></text:p>
        </text:list-item>
        <text:list-item>
          <text:p text:style-name="P22"><text:span text:style-name="T3">הפלט הוא: עבור כל סטודנט, איזה 4 שאלות הוא צריך לפתור.</text:span></text:p>
        </text:list-item>
      </text:list>
      <text:p text:style-name="P27"><text:span text:style-name="T11">* ב [רשות]. ממשו את האלגוריתם בפייתון בעזרת הספריה </text:span><text:span text:style-name="T13">networkx. </text:span><text:span text:style-name="T12">הדגימו את האלגוריתם על מספר קלטים.</text:span></text:p>
      <text:p text:style-name="P27"><text:span text:style-name="T12"/></text:p>
      <text:p text:style-name="P14"/>
      <text:p text:style-name="P12"><text:span text:style-name="T14">שאלה 3. </text:span>חלוקה הוגנת של ירושה עם בתים</text:p>
      <text:p text:style-name="P32"><text:span text:style-name="T23">איל הנדל"ן הנודע דונאלד דאק נפטר בשיבה טובה והוריש לארבעת ילדיו ארבעה בתים וכן סכום-כסף נכבד.</text:span></text:p>
      <text:p text:style-name="P34"><text:span text:style-name="T23">עליכם לעזור להם לחלק ביניהם את הירושה בהתאם לדרישות הבאות:</text:span></text:p>
      <text:list xml:id="list2413646320" text:style-name="L2">
        <text:list-item>
          <text:p text:style-name="P35"><text:span text:style-name="T23">כל אחד מהיורשים מקבל בית אחד בדיוק (וסכום-כסף כלשהו).</text:span></text:p>
        </text:list-item>
        <text:list-item>
          <text:p text:style-name="P35"><text:soft-page-break/><text:span text:style-name="T23">אף יורש לא מקנא ביורשים האחרים.</text:span></text:p>
        </text:list-item>
        <text:list-item>
          <text:p text:style-name="P35"><text:span text:style-name="T23">כל העיזבון מחולק בין היורשים.</text:span></text:p>
        </text:list-item>
      </text:list>
      <text:p text:style-name="P33"/>
      <text:p text:style-name="P32"><text:span text:style-name="T23">א. כיתבו אלגוריתם, בעברית או בפסאודו-קוד, הפותר את הבעיה.</text:span></text:p>
      <text:p text:style-name="P33"/>
      <text:p text:style-name="P34"><text:span text:style-name="T23">ב. הדגימו את האלגוריתם שכתבתם בסעיף א על מצב שבו ערכי הבתים בעיני היורשים הם (לפי הסדר):</text:span></text:p>
      <text:list xml:id="list1642487457" text:style-name="L4">
        <text:list-item>
          <text:p text:style-name="P36"><text:span text:style-name="T23">בית: <text:s text:c="4"/>א <text:s text:c="4"/>ב <text:s text:c="3"/>ג <text:s text:c="4"/>ד</text:span></text:p>
        </text:list-item>
        <text:list-item>
          <text:p text:style-name="P36"><text:span text:style-name="T23">מיקי: <text:s text:c="2"/>20, 40, 60, 80</text:span></text:p>
        </text:list-item>
        <text:list-item>
          <text:p text:style-name="P36"><text:span text:style-name="T23">דייזי: <text:s text:c="2"/>30, 50, 70, 90</text:span></text:p>
        </text:list-item>
        <text:list-item>
          <text:p text:style-name="P36"><text:span text:style-name="T23">גופי: <text:s text:c="3"/>40, 20, 80, 60</text:span></text:p>
        </text:list-item>
        <text:list-item>
          <text:p text:style-name="P36"><text:span text:style-name="T23">פלוטו: <text:s/>50, 30, 90, 70 <text:s/></text:span></text:p>
        </text:list-item>
      </text:list>
      <text:p text:style-name="P34"><text:span text:style-name="T23">וסכום הירושה הוא 1000. <text:s/>תארו בפירוט את פעולת האלגוריתם. הסבירו מי מקבל כל בית ואיך מתחלק הכסף.</text:span></text:p>
      <text:p text:style-name="P33"/>
      <text:p text:style-name="P37"/>
      <text:p text:style-name="P13"/>
      <text:p text:style-name="P4">שאלה <text:span text:style-name="T7">4: השמה ממקסמת סכום ערכים - סיבוכיות זמן ריצה</text:span></text:p>
      <text:p text:style-name="P28">א. <text:span text:style-name="T19">מהי סיבוכיות זמן הריצה של האלגוריתם הטוב ביותר המוכר כיום למציאת השמת חדרים לדיירים הממקסמת את סכום הערכים? (לפי ויקיפדיה).</text:span></text:p>
      <text:p text:style-name="P8">* ב <text:span text:style-name="T20">[רשות]</text:span>. בדקו ע"י ניסוי, מהי (בקירוב) סיבוכיות זמן הריצה של האלגוריתם max_weight_matching הממומש בספריה networkx של פייתון? (דרך אפשרית לבדוק היא להריץ את האלגוריתם על גרפים בגדלים שונים, לשרטט גרף של זמן הריצה כפונקציה של גודל הגרף, ולנסות להתאים פונקציה לגרף).</text:p>
      <text:p text:style-name="P8"/>
      <text:p text:style-name="P8"/>
      <text:p text:style-name="P10">שאלה <text:span text:style-name="T18">5</text:span>: יעילות פארטו בחלוקת שכר דירה</text:p>
      <text:p text:style-name="P26">כזכור, בבעיית חלוקת המשאבים הוכחנו, שכל השמה הממקסמת את סכום הערכים היא יעילה פארטו.</text:p>
      <text:p text:style-name="P26">הוכיחו, שבבעיית חלוקת חדרים ושכר-דירה, גם הכיוון ההפוך נכון: כל השמה יעילה פארטו ממקסמת את סכום הערכים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David Libre" svg:font-family="'David Libre'" style:font-pitch="variable"/>
    <style:font-face style:name="Times New Roman" svg:font-family="'Times New Roman'" style:font-adornments="Regular" style:font-pitch="variable"/>
    <style:font-face style:name="Times New Roman (Hebrew)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11T13:32:50.740000000</dc:date>
    <meta:editing-duration>P11DT6H10M55S</meta:editing-duration>
    <meta:editing-cycles>1464</meta:editing-cycles>
    <meta:document-statistic meta:table-count="0" meta:image-count="0" meta:object-count="0" meta:page-count="2" meta:paragraph-count="38" meta:word-count="447" meta:character-count="2516" meta:non-whitespace-character-count="2089"/>
  </office:meta>
</office:document-meta>
</file>